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ff8000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1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81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33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53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36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70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120" style:family="table-cell" style:parent-style-name="Default">
      <style:table-cell-properties fo:background-color="#00a933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33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1" office:value-type="string" calcext:value-type="string" table:number-columns-spanned="1" table:number-rows-spanned="2">
            <text:p>Teclado convencional</text:p>
          </table:table-cell>
          <table:table-cell table:style-name="ce51" office:value-type="string" calcext:value-type="string" table:number-columns-spanned="1" table:number-rows-spanned="2">
            <text:p>Que tienen equivalente</text:p>
          </table:table-cell>
          <table:table-cell table:style-name="ce81" office:value-type="string" calcext:value-type="string" table:number-columns-spanned="1" table:number-rows-spanned="2">
            <text:p>Sin asignar</text:p>
          </table:table-cell>
          <table:table-cell table:style-name="ce51" office:value-type="string" calcext:value-type="string" table:number-columns-spanned="1" table:number-rows-spanned="2">
            <text:p>Ratón teclas</text:p>
          </table:table-cell>
          <table:table-cell table:style-name="ce51" office:value-type="string" calcext:value-type="string" table:number-columns-spanned="1" table:number-rows-spanned="2">
            <text:p>Desplazamiento ratón</text:p>
          </table:table-cell>
          <table:table-cell table:style-name="ce51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84"/>
          <table:covered-table-cell table:number-columns-repeated="3" table:style-name="ce153"/>
          <table:table-cell table:style-name="ce270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1"/>
          <table:covered-table-cell table:style-name="ce81"/>
          <table:covered-table-cell table:number-columns-repeated="3" table:style-name="ce51"/>
          <table:covered-table-cell table:style-name="ce55"/>
          <table:table-cell table:style-name="ce153" office:value-type="string" calcext:value-type="string">
            <text:p>Keys in Buttonbox</text:p>
          </table:table-cell>
          <table:table-cell table:style-name="ce184" office:value-type="string" calcext:value-type="string">
            <text:p>Slider (control deslizante)</text:p>
          </table:table-cell>
          <table:table-cell table:style-name="ce153" office:value-type="string" calcext:value-type="string">
            <text:p>Switch de dos posiciones</text:p>
          </table:table-cell>
          <table:table-cell table:style-name="ce153" office:value-type="string" calcext:value-type="string">
            <text:p>Switch magnetico</text:p>
          </table:table-cell>
          <table:table-cell table:style-name="ce153" office:value-type="string" calcext:value-type="string">
            <text:p>Rotary Encoder</text:p>
          </table:table-cell>
          <table:covered-table-cell table:style-name="ce270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2:.C92])*[.C$3]" office:value-type="float" office:value="6" calcext:value-type="float">
            <text:p>6</text:p>
          </table:table-cell>
          <table:table-cell table:style-name="ce218" table:formula="of:=SUM([.D42:.D92])*[.D$3]" office:value-type="float" office:value="17" calcext:value-type="float">
            <text:p>17</text:p>
          </table:table-cell>
          <table:table-cell table:style-name="ce232" table:formula="of:=SUM([.E42:.E92])*[.E$3]" office:value-type="float" office:value="12" calcext:value-type="float">
            <text:p>12</text:p>
          </table:table-cell>
          <table:table-cell table:style-name="ce218" table:formula="of:=SUM([.F42:.F92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2])*[.H$3]" office:value-type="float" office:value="1" calcext:value-type="float">
            <text:p>1</text:p>
          </table:table-cell>
          <table:table-cell table:style-name="ce252" table:formula="of:=SUM([.I42:.I92])*[.I$3]" office:value-type="float" office:value="9" calcext:value-type="float">
            <text:p>9</text:p>
          </table:table-cell>
          <table:table-cell table:style-name="ce76" table:formula="of:=SUM([.J42:.J92])*[.J$3]" office:value-type="float" office:value="13" calcext:value-type="float">
            <text:p>13</text:p>
          </table:table-cell>
          <table:table-cell table:style-name="ce92" table:formula="of:=SUM([.K42:.K92])*[.K$3]" office:value-type="float" office:value="0" calcext:value-type="float">
            <text:p>0</text:p>
          </table:table-cell>
          <table:table-cell table:style-name="ce76" table:formula="of:=SUM([.L42:.L92])*[.L$3]" office:value-type="float" office:value="6" calcext:value-type="float">
            <text:p>6</text:p>
          </table:table-cell>
          <table:table-cell table:style-name="ce76" table:formula="of:=SUM([.M42:.M92])*[.M$3]" office:value-type="float" office:value="0" calcext:value-type="float">
            <text:p>0</text:p>
          </table:table-cell>
          <table:table-cell table:style-name="ce76" table:formula="of:=SUM([.N42:.N92])*[.N$3]" office:value-type="float" office:value="0" calcext:value-type="float">
            <text:p>0</text:p>
          </table:table-cell>
          <table:table-cell table:style-name="ce225" table:formula="of:=SUM([.C41:.N41])" office:value-type="float" office:value="64" calcext:value-type="float">
            <text:p>6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rafe forward / back Inve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ocuopled mode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(Abs.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On/Off (Hold/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– Reset to SC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cceleration Limiter Up/Down (abs.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rch target velo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Pitch / Yaw movement (toggle /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+v_ifcs_esp_hold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uise Contro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4])*[.C$3]" office:value-type="float" office:value="1" calcext:value-type="float">
            <text:p>1</text:p>
          </table:table-cell>
          <table:table-cell table:style-name="ce203" table:formula="of:=SUM([.D94])*[.D$3]" office:value-type="float" office:value="0" calcext:value-type="float">
            <text:p>0</text:p>
          </table:table-cell>
          <table:table-cell table:style-name="ce229" table:formula="of:=SUM([.E94])*[.E$3]" office:value-type="float" office:value="0" calcext:value-type="float">
            <text:p>0</text:p>
          </table:table-cell>
          <table:table-cell table:style-name="ce203" table:formula="of:=SUM([.F94])*[.F$3]" office:value-type="float" office:value="0" calcext:value-type="float">
            <text:p>0</text:p>
          </table:table-cell>
          <table:table-cell table:style-name="ce203"/>
          <table:table-cell table:style-name="ce203" table:formula="of:=SUM([.H94])*[.H$3]" office:value-type="float" office:value="0" calcext:value-type="float">
            <text:p>0</text:p>
          </table:table-cell>
          <table:table-cell table:style-name="ce246" table:formula="of:=SUM([.I94])*[.I$3]" office:value-type="float" office:value="0" calcext:value-type="float">
            <text:p>0</text:p>
          </table:table-cell>
          <table:table-cell table:style-name="ce72" table:formula="of:=SUM([.J94])*[.J$3]" office:value-type="float" office:value="1" calcext:value-type="float">
            <text:p>1</text:p>
          </table:table-cell>
          <table:table-cell table:style-name="ce88" table:formula="of:=SUM([.K94])*[.K$3]" office:value-type="float" office:value="0" calcext:value-type="float">
            <text:p>0</text:p>
          </table:table-cell>
          <table:table-cell table:style-name="ce72" table:formula="of:=SUM([.L94])*[.L$3]" office:value-type="float" office:value="0" calcext:value-type="float">
            <text:p>0</text:p>
          </table:table-cell>
          <table:table-cell table:style-name="ce72" table:formula="of:=SUM([.M94])*[.M$3]" office:value-type="float" office:value="0" calcext:value-type="float">
            <text:p>0</text:p>
          </table:table-cell>
          <table:table-cell table:style-name="ce72" table:formula="of:=SUM([.N94])*[.N$3]" office:value-type="float" office:value="0" calcext:value-type="float">
            <text:p>0</text:p>
          </table:table-cell>
          <table:table-cell table:style-name="ce225" table:formula="of:=SUM([.C93:.N93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6:.C98])*[.C$3]" office:value-type="float" office:value="3" calcext:value-type="float">
            <text:p>3</text:p>
          </table:table-cell>
          <table:table-cell table:style-name="ce203" table:formula="of:=SUM([.D96:.D98])*[.D$3]" office:value-type="float" office:value="0" calcext:value-type="float">
            <text:p>0</text:p>
          </table:table-cell>
          <table:table-cell table:style-name="ce229" table:formula="of:=SUM([.E96:.E98])*[.E$3]" office:value-type="float" office:value="0" calcext:value-type="float">
            <text:p>0</text:p>
          </table:table-cell>
          <table:table-cell table:style-name="ce203" table:formula="of:=SUM([.F96:.F98])*[.F$3]" office:value-type="float" office:value="0" calcext:value-type="float">
            <text:p>0</text:p>
          </table:table-cell>
          <table:table-cell table:style-name="ce203"/>
          <table:table-cell table:style-name="ce203" table:formula="of:=SUM([.H96:.H98])*[.H$3]" office:value-type="float" office:value="0" calcext:value-type="float">
            <text:p>0</text:p>
          </table:table-cell>
          <table:table-cell table:style-name="ce246" table:formula="of:=SUM([.I96:.I98])*[.I$3]" office:value-type="float" office:value="0" calcext:value-type="float">
            <text:p>0</text:p>
          </table:table-cell>
          <table:table-cell table:style-name="ce72" table:formula="of:=SUM([.J96:.J98])*[.J$3]" office:value-type="float" office:value="3" calcext:value-type="float">
            <text:p>3</text:p>
          </table:table-cell>
          <table:table-cell table:style-name="ce88" table:formula="of:=SUM([.K96:.K98])*[.K$3]" office:value-type="float" office:value="0" calcext:value-type="float">
            <text:p>0</text:p>
          </table:table-cell>
          <table:table-cell table:style-name="ce72" table:formula="of:=SUM([.L96:.L98])*[.L$3]" office:value-type="float" office:value="0" calcext:value-type="float">
            <text:p>0</text:p>
          </table:table-cell>
          <table:table-cell table:style-name="ce72" table:formula="of:=SUM([.M96:.M98])*[.M$3]" office:value-type="float" office:value="0" calcext:value-type="float">
            <text:p>0</text:p>
          </table:table-cell>
          <table:table-cell table:style-name="ce72" table:formula="of:=SUM([.N96:.N98])*[.N$3]" office:value-type="float" office:value="0" calcext:value-type="float">
            <text:p>0</text:p>
          </table:table-cell>
          <table:table-cell table:style-name="ce225" table:formula="of:=SUM([.C95:.N9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6" office:value-type="string" calcext:value-type="string">
            <text:p>Vehicles – Targeting</text:p>
          </table:table-cell>
          <table:table-cell table:style-name="ce16"/>
          <table:table-cell table:style-name="ce16" table:formula="of:=SUM([.C100:.C122])*[.C$3]" office:value-type="float" office:value="9" calcext:value-type="float">
            <text:p>9</text:p>
          </table:table-cell>
          <table:table-cell table:style-name="ce16" table:formula="of:=SUM([.D100:.D122])*[.D$3]" office:value-type="float" office:value="5" calcext:value-type="float">
            <text:p>5</text:p>
          </table:table-cell>
          <table:table-cell table:style-name="ce16" table:formula="of:=SUM([.E100:.E122])*[.E$3]" office:value-type="float" office:value="9" calcext:value-type="float">
            <text:p>9</text:p>
          </table:table-cell>
          <table:table-cell table:style-name="ce16" table:formula="of:=SUM([.F100:.F122])*[.F$3]" office:value-type="float" office:value="0" calcext:value-type="float">
            <text:p>0</text:p>
          </table:table-cell>
          <table:table-cell table:style-name="ce16"/>
          <table:table-cell table:style-name="ce16" table:formula="of:=SUM([.H100:.H122])*[.H$3]" office:value-type="float" office:value="0" calcext:value-type="float">
            <text:p>0</text:p>
          </table:table-cell>
          <table:table-cell table:style-name="ce16" table:formula="of:=SUM([.I100:.I122])*[.I$3]" office:value-type="float" office:value="0" calcext:value-type="float">
            <text:p>0</text:p>
          </table:table-cell>
          <table:table-cell table:style-name="ce16" table:formula="of:=SUM([.J100:.J122])*[.J$3]" office:value-type="float" office:value="16" calcext:value-type="float">
            <text:p>16</text:p>
          </table:table-cell>
          <table:table-cell table:style-name="ce16" table:formula="of:=SUM([.K100:.K122])*[.K$3]" office:value-type="float" office:value="0" calcext:value-type="float">
            <text:p>0</text:p>
          </table:table-cell>
          <table:table-cell table:style-name="ce16" table:formula="of:=SUM([.L100:.L122])*[.L$3]" office:value-type="float" office:value="2" calcext:value-type="float">
            <text:p>2</text:p>
          </table:table-cell>
          <table:table-cell table:style-name="ce16" table:formula="of:=SUM([.M100:.M122])*[.M$3]" office:value-type="float" office:value="0" calcext:value-type="float">
            <text:p>0</text:p>
          </table:table-cell>
          <table:table-cell table:style-name="ce16" table:formula="of:=SUM([.N100:.N122])*[.N$3]" office:value-type="float" office:value="0" calcext:value-type="float">
            <text:p>0</text:p>
          </table:table-cell>
          <table:table-cell table:style-name="ce16" table:formula="of:=SUM([.C99:.N99])" office:value-type="float" office:value="41" calcext:value-type="float">
            <text:p>4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4:.C147])*[.C$3]" office:value-type="float" office:value="14" calcext:value-type="float">
            <text:p>14</text:p>
          </table:table-cell>
          <table:table-cell table:style-name="ce203" table:formula="of:=SUM([.D124:.D147])*[.D$3]" office:value-type="float" office:value="0" calcext:value-type="float">
            <text:p>0</text:p>
          </table:table-cell>
          <table:table-cell table:style-name="ce203" table:formula="of:=SUM([.E124:.E147])*[.E$3]" office:value-type="float" office:value="9" calcext:value-type="float">
            <text:p>9</text:p>
          </table:table-cell>
          <table:table-cell table:style-name="ce203" table:formula="of:=SUM([.F124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24:.H147])*[.H$3]" office:value-type="float" office:value="0" calcext:value-type="float">
            <text:p>0</text:p>
          </table:table-cell>
          <table:table-cell table:style-name="ce203" table:formula="of:=SUM([.I124:.I147])*[.I$3]" office:value-type="float" office:value="0" calcext:value-type="float">
            <text:p>0</text:p>
          </table:table-cell>
          <table:table-cell table:style-name="ce203" table:formula="of:=SUM([.J124:.J147])*[.J$3]" office:value-type="float" office:value="24" calcext:value-type="float">
            <text:p>24</text:p>
          </table:table-cell>
          <table:table-cell table:style-name="ce203" table:formula="of:=SUM([.K124:.K147])*[.K$3]" office:value-type="float" office:value="0" calcext:value-type="float">
            <text:p>0</text:p>
          </table:table-cell>
          <table:table-cell table:style-name="ce203" table:formula="of:=SUM([.L124:.L147])*[.L$3]" office:value-type="float" office:value="0" calcext:value-type="float">
            <text:p>0</text:p>
          </table:table-cell>
          <table:table-cell table:style-name="ce203" table:formula="of:=SUM([.M124:.M147])*[.M$3]" office:value-type="float" office:value="0" calcext:value-type="float">
            <text:p>0</text:p>
          </table:table-cell>
          <table:table-cell table:style-name="ce203" table:formula="of:=SUM([.N124:.N147])*[.N$3]" office:value-type="float" office:value="0" calcext:value-type="float">
            <text:p>0</text:p>
          </table:table-cell>
          <table:table-cell table:style-name="ce203" table:formula="of:=SUM([.C123:.N123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9])*[.C$3]" office:value-type="float" office:value="1" calcext:value-type="float">
            <text:p>1</text:p>
          </table:table-cell>
          <table:table-cell table:style-name="ce203" table:formula="of:=SUM([.D149])*[.D$3]" office:value-type="float" office:value="0" calcext:value-type="float">
            <text:p>0</text:p>
          </table:table-cell>
          <table:table-cell table:style-name="ce203" table:formula="of:=SUM([.E149])*[.E$3]" office:value-type="float" office:value="0" calcext:value-type="float">
            <text:p>0</text:p>
          </table:table-cell>
          <table:table-cell table:style-name="ce203" table:formula="of:=SUM([.F149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])*[.H$3]" office:value-type="float" office:value="0" calcext:value-type="float">
            <text:p>0</text:p>
          </table:table-cell>
          <table:table-cell table:style-name="ce203" table:formula="of:=SUM([.I149])*[.I$3]" office:value-type="float" office:value="0" calcext:value-type="float">
            <text:p>0</text:p>
          </table:table-cell>
          <table:table-cell table:style-name="ce203" table:formula="of:=SUM([.J149])*[.J$3]" office:value-type="float" office:value="1" calcext:value-type="float">
            <text:p>1</text:p>
          </table:table-cell>
          <table:table-cell table:style-name="ce203" table:formula="of:=SUM([.K149])*[.K$3]" office:value-type="float" office:value="0" calcext:value-type="float">
            <text:p>0</text:p>
          </table:table-cell>
          <table:table-cell table:style-name="ce203" table:formula="of:=SUM([.L149])*[.L$3]" office:value-type="float" office:value="0" calcext:value-type="float">
            <text:p>0</text:p>
          </table:table-cell>
          <table:table-cell table:style-name="ce203" table:formula="of:=SUM([.M149])*[.M$3]" office:value-type="float" office:value="0" calcext:value-type="float">
            <text:p>0</text:p>
          </table:table-cell>
          <table:table-cell table:style-name="ce203" table:formula="of:=SUM([.N149])*[.N$3]" office:value-type="float" office:value="0" calcext:value-type="float">
            <text:p>0</text:p>
          </table:table-cell>
          <table:table-cell table:style-name="ce203" table:formula="of:=SUM([.C148:.N148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1:.C153])*[.C$3]" office:value-type="float" office:value="3" calcext:value-type="float">
            <text:p>3</text:p>
          </table:table-cell>
          <table:table-cell table:style-name="ce203" table:formula="of:=SUM([.D151:.D153])*[.D$3]" office:value-type="float" office:value="0" calcext:value-type="float">
            <text:p>0</text:p>
          </table:table-cell>
          <table:table-cell table:style-name="ce229" table:formula="of:=SUM([.E151:.E153])*[.E$3]" office:value-type="float" office:value="0" calcext:value-type="float">
            <text:p>0</text:p>
          </table:table-cell>
          <table:table-cell table:style-name="ce203" table:formula="of:=SUM([.F151:.F153])*[.F$3]" office:value-type="float" office:value="0" calcext:value-type="float">
            <text:p>0</text:p>
          </table:table-cell>
          <table:table-cell table:style-name="ce203"/>
          <table:table-cell table:style-name="ce203" table:formula="of:=SUM([.H151:.H153])*[.H$3]" office:value-type="float" office:value="0" calcext:value-type="float">
            <text:p>0</text:p>
          </table:table-cell>
          <table:table-cell table:style-name="ce246" table:formula="of:=SUM([.I151:.I153])*[.I$3]" office:value-type="float" office:value="0" calcext:value-type="float">
            <text:p>0</text:p>
          </table:table-cell>
          <table:table-cell table:style-name="ce72" table:formula="of:=SUM([.J151:.J153])*[.J$3]" office:value-type="float" office:value="1" calcext:value-type="float">
            <text:p>1</text:p>
          </table:table-cell>
          <table:table-cell table:style-name="ce88" table:formula="of:=SUM([.K151:.K153])*[.K$3]" office:value-type="float" office:value="0" calcext:value-type="float">
            <text:p>0</text:p>
          </table:table-cell>
          <table:table-cell table:style-name="ce72" table:formula="of:=SUM([.L151:.L153])*[.L$3]" office:value-type="float" office:value="0" calcext:value-type="float">
            <text:p>0</text:p>
          </table:table-cell>
          <table:table-cell table:style-name="ce72" table:formula="of:=SUM([.M151:.M153])*[.M$3]" office:value-type="float" office:value="0" calcext:value-type="float">
            <text:p>0</text:p>
          </table:table-cell>
          <table:table-cell table:style-name="ce72" table:formula="of:=SUM([.N151:.N153])*[.N$3]" office:value-type="float" office:value="2" calcext:value-type="float">
            <text:p>2</text:p>
          </table:table-cell>
          <table:table-cell table:style-name="ce225" table:formula="of:=SUM([.C150:.N150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5:.C155])*[.C$3]" office:value-type="float" office:value="1" calcext:value-type="float">
            <text:p>1</text:p>
          </table:table-cell>
          <table:table-cell table:style-name="ce3" table:formula="of:=SUM([.D155:.D155])*[.D$3]" office:value-type="float" office:value="0" calcext:value-type="float">
            <text:p>0</text:p>
          </table:table-cell>
          <table:table-cell table:style-name="ce3" table:formula="of:=SUM([.E155:.E155])*[.E$3]" office:value-type="float" office:value="0" calcext:value-type="float">
            <text:p>0</text:p>
          </table:table-cell>
          <table:table-cell table:style-name="ce3" table:formula="of:=SUM([.F155:.F157])*[.F$3]" office:value-type="float" office:value="0" calcext:value-type="float">
            <text:p>0</text:p>
          </table:table-cell>
          <table:table-cell table:style-name="ce3"/>
          <table:table-cell table:style-name="ce3" table:formula="of:=SUM([.H155:.H155])*[.H$3]" office:value-type="float" office:value="0" calcext:value-type="float">
            <text:p>0</text:p>
          </table:table-cell>
          <table:table-cell table:style-name="ce139" table:formula="of:=SUM([.I155:.I155])*[.I$3]" office:value-type="float" office:value="0" calcext:value-type="float">
            <text:p>0</text:p>
          </table:table-cell>
          <table:table-cell table:style-name="ce165" table:formula="of:=SUM([.J155:.J155])*[.J$3]" office:value-type="float" office:value="1" calcext:value-type="float">
            <text:p>1</text:p>
          </table:table-cell>
          <table:table-cell table:style-name="ce186" table:formula="of:=SUM([.K155:.K155])*[.K$3]" office:value-type="float" office:value="0" calcext:value-type="float">
            <text:p>0</text:p>
          </table:table-cell>
          <table:table-cell table:style-name="ce165" table:formula="of:=SUM([.L155:.L155])*[.L$3]" office:value-type="float" office:value="0" calcext:value-type="float">
            <text:p>0</text:p>
          </table:table-cell>
          <table:table-cell table:style-name="ce165" table:formula="of:=SUM([.M155:.M155])*[.M$3]" office:value-type="float" office:value="0" calcext:value-type="float">
            <text:p>0</text:p>
          </table:table-cell>
          <table:table-cell table:style-name="ce165" table:formula="of:=SUM([.N155:.N155])*[.N$3]" office:value-type="float" office:value="0" calcext:value-type="float">
            <text:p>0</text:p>
          </table:table-cell>
          <table:table-cell table:style-name="ce268" table:formula="of:=SUM([.C154:.N154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7:.C159])*[.C$3]" office:value-type="float" office:value="3" calcext:value-type="float">
            <text:p>3</text:p>
          </table:table-cell>
          <table:table-cell table:style-name="ce203" table:formula="of:=SUM([.D157:.D159])*[.D$3]" office:value-type="float" office:value="0" calcext:value-type="float">
            <text:p>0</text:p>
          </table:table-cell>
          <table:table-cell table:style-name="ce229" table:formula="of:=SUM([.E157:.E159])*[.E$3]" office:value-type="float" office:value="0" calcext:value-type="float">
            <text:p>0</text:p>
          </table:table-cell>
          <table:table-cell table:style-name="ce203" table:formula="of:=SUM([.F157:.F159])*[.F$3]" office:value-type="float" office:value="0" calcext:value-type="float">
            <text:p>0</text:p>
          </table:table-cell>
          <table:table-cell table:style-name="ce203"/>
          <table:table-cell table:style-name="ce203" table:formula="of:=SUM([.H157:.H159])*[.H$3]" office:value-type="float" office:value="0" calcext:value-type="float">
            <text:p>0</text:p>
          </table:table-cell>
          <table:table-cell table:style-name="ce246" table:formula="of:=SUM([.I157:.I159])*[.I$3]" office:value-type="float" office:value="0" calcext:value-type="float">
            <text:p>0</text:p>
          </table:table-cell>
          <table:table-cell table:style-name="ce72" table:formula="of:=SUM([.J157:.J159])*[.J$3]" office:value-type="float" office:value="1" calcext:value-type="float">
            <text:p>1</text:p>
          </table:table-cell>
          <table:table-cell table:style-name="ce88" table:formula="of:=SUM([.K157:.K159])*[.K$3]" office:value-type="float" office:value="0" calcext:value-type="float">
            <text:p>0</text:p>
          </table:table-cell>
          <table:table-cell table:style-name="ce72" table:formula="of:=SUM([.L157:.L159])*[.L$3]" office:value-type="float" office:value="0" calcext:value-type="float">
            <text:p>0</text:p>
          </table:table-cell>
          <table:table-cell table:style-name="ce72" table:formula="of:=SUM([.M157:.M159])*[.M$3]" office:value-type="float" office:value="0" calcext:value-type="float">
            <text:p>0</text:p>
          </table:table-cell>
          <table:table-cell table:style-name="ce72" table:formula="of:=SUM([.N157:.N159])*[.N$3]" office:value-type="float" office:value="2" calcext:value-type="float">
            <text:p>2</text:p>
          </table:table-cell>
          <table:table-cell table:style-name="ce225" table:formula="of:=SUM([.C156:.N156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1:.C169])*[.C$3]" office:value-type="float" office:value="0" calcext:value-type="float">
            <text:p>0</text:p>
          </table:table-cell>
          <table:table-cell table:style-name="ce203" table:formula="of:=SUM([.D161:.D169])*[.D$3]" office:value-type="float" office:value="1" calcext:value-type="float">
            <text:p>1</text:p>
          </table:table-cell>
          <table:table-cell table:style-name="ce229" table:formula="of:=SUM([.E161:.E169])*[.E$3]" office:value-type="float" office:value="0" calcext:value-type="float">
            <text:p>0</text:p>
          </table:table-cell>
          <table:table-cell table:style-name="ce203" table:formula="of:=SUM([.F161:.F169])*[.F$3]" office:value-type="float" office:value="8" calcext:value-type="float">
            <text:p>8</text:p>
          </table:table-cell>
          <table:table-cell table:style-name="ce203"/>
          <table:table-cell table:style-name="ce203" table:formula="of:=SUM([.H161:.H169])*[.H$3]" office:value-type="float" office:value="0" calcext:value-type="float">
            <text:p>0</text:p>
          </table:table-cell>
          <table:table-cell table:style-name="ce246" table:formula="of:=SUM([.I161:.I169])*[.I$3]" office:value-type="float" office:value="0" calcext:value-type="float">
            <text:p>0</text:p>
          </table:table-cell>
          <table:table-cell table:style-name="ce72" table:formula="of:=SUM([.J161:.J169])*[.J$3]" office:value-type="float" office:value="6" calcext:value-type="float">
            <text:p>6</text:p>
          </table:table-cell>
          <table:table-cell table:style-name="ce88" table:formula="of:=SUM([.K161:.K169])*[.K$3]" office:value-type="float" office:value="0" calcext:value-type="float">
            <text:p>0</text:p>
          </table:table-cell>
          <table:table-cell table:style-name="ce72" table:formula="of:=SUM([.L161:.L169])*[.L$3]" office:value-type="float" office:value="0" calcext:value-type="float">
            <text:p>0</text:p>
          </table:table-cell>
          <table:table-cell table:style-name="ce72" table:formula="of:=SUM([.M161:.M169])*[.M$3]" office:value-type="float" office:value="0" calcext:value-type="float">
            <text:p>0</text:p>
          </table:table-cell>
          <table:table-cell table:style-name="ce72" table:formula="of:=SUM([.N161:.N169])*[.N$3]" office:value-type="float" office:value="2" calcext:value-type="float">
            <text:p>2</text:p>
          </table:table-cell>
          <table:table-cell table:style-name="ce225" table:formula="of:=SUM([.C160:.N160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1:.C180])*[.C$3]" office:value-type="float" office:value="1" calcext:value-type="float">
            <text:p>1</text:p>
          </table:table-cell>
          <table:table-cell table:style-name="ce8" table:formula="of:=SUM([.D171:.D180])*[.D$3]" office:value-type="float" office:value="5" calcext:value-type="float">
            <text:p>5</text:p>
          </table:table-cell>
          <table:table-cell table:style-name="ce109" table:formula="of:=SUM([.E171:.E180])*[.E$3]" office:value-type="float" office:value="2" calcext:value-type="float">
            <text:p>2</text:p>
          </table:table-cell>
          <table:table-cell table:style-name="ce8" table:formula="of:=SUM([.F171:.F180])*[.F$3]" office:value-type="float" office:value="3" calcext:value-type="float">
            <text:p>3</text:p>
          </table:table-cell>
          <table:table-cell table:style-name="ce8"/>
          <table:table-cell table:style-name="ce8" table:formula="of:=SUM([.H171:.H180])*[.H$3]" office:value-type="float" office:value="1" calcext:value-type="float">
            <text:p>1</text:p>
          </table:table-cell>
          <table:table-cell table:style-name="ce8" table:formula="of:=SUM([.I171:.I179])*[.I$3]" office:value-type="float" office:value="0" calcext:value-type="float">
            <text:p>0</text:p>
          </table:table-cell>
          <table:table-cell table:style-name="ce166" table:formula="of:=SUM([.J171:.J179])*[.J$3]" office:value-type="float" office:value="1" calcext:value-type="float">
            <text:p>1</text:p>
          </table:table-cell>
          <table:table-cell table:style-name="ce166" table:formula="of:=SUM([.K171:.K179])*[.K$3]" office:value-type="float" office:value="1" calcext:value-type="float">
            <text:p>1</text:p>
          </table:table-cell>
          <table:table-cell table:style-name="ce166" table:formula="of:=SUM([.L171:.L179])*[.L$3]" office:value-type="float" office:value="0" calcext:value-type="float">
            <text:p>0</text:p>
          </table:table-cell>
          <table:table-cell table:style-name="ce166" table:formula="of:=SUM([.M171:.M180])*[.M$3]" office:value-type="float" office:value="4" calcext:value-type="float">
            <text:p>4</text:p>
          </table:table-cell>
          <table:table-cell table:style-name="ce166" table:formula="of:=SUM([.N171:.N180])*[.N$3]" office:value-type="float" office:value="0" calcext:value-type="float">
            <text:p>0</text:p>
          </table:table-cell>
          <table:table-cell table:style-name="ce269" table:formula="of:=SUM([.C170:.N170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1:.C188])*[.C$3]" office:value-type="float" office:value="0" calcext:value-type="float">
            <text:p>0</text:p>
          </table:table-cell>
          <table:table-cell table:style-name="ce203" table:formula="of:=SUM([.D181:.D188])*[.D$3]" office:value-type="float" office:value="4" calcext:value-type="float">
            <text:p>4</text:p>
          </table:table-cell>
          <table:table-cell table:style-name="ce229" table:formula="of:=SUM([.E181:.E188])*[.E$3]" office:value-type="float" office:value="0" calcext:value-type="float">
            <text:p>0</text:p>
          </table:table-cell>
          <table:table-cell table:style-name="ce203" table:formula="of:=SUM([.F181:.F188])*[.F$3]" office:value-type="float" office:value="0" calcext:value-type="float">
            <text:p>0</text:p>
          </table:table-cell>
          <table:table-cell table:style-name="ce203"/>
          <table:table-cell table:style-name="ce203" table:formula="of:=SUM([.H181:.H188])*[.H$3]" office:value-type="float" office:value="0" calcext:value-type="float">
            <text:p>0</text:p>
          </table:table-cell>
          <table:table-cell table:style-name="ce246" table:formula="of:=SUM([.I181:.I188])*[.I$3]" office:value-type="float" office:value="2" calcext:value-type="float">
            <text:p>2</text:p>
          </table:table-cell>
          <table:table-cell table:style-name="ce72" table:formula="of:=SUM([.J181:.J188])*[.J$3]" office:value-type="float" office:value="2" calcext:value-type="float">
            <text:p>2</text:p>
          </table:table-cell>
          <table:table-cell table:style-name="ce88" table:formula="of:=SUM([.K181:.K188])*[.K$3]" office:value-type="float" office:value="0" calcext:value-type="float">
            <text:p>0</text:p>
          </table:table-cell>
          <table:table-cell table:style-name="ce72" table:formula="of:=SUM([.L181:.L188])*[.L$3]" office:value-type="float" office:value="0" calcext:value-type="float">
            <text:p>0</text:p>
          </table:table-cell>
          <table:table-cell table:style-name="ce72" table:formula="of:=SUM([.M181:.M188])*[.M$3]" office:value-type="float" office:value="0" calcext:value-type="float">
            <text:p>0</text:p>
          </table:table-cell>
          <table:table-cell table:style-name="ce72" table:formula="of:=SUM([.N181:.N188])*[.N$3]" office:value-type="float" office:value="0" calcext:value-type="float">
            <text:p>0</text:p>
          </table:table-cell>
          <table:table-cell table:style-name="ce225" table:formula="of:=SUM([.C180:.N180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03" table:formula="of:=SUM([.C190:.C202])*[.C$3]" office:value-type="float" office:value="8" calcext:value-type="float">
            <text:p>8</text:p>
          </table:table-cell>
          <table:table-cell table:style-name="ce203" table:formula="of:=SUM([.D190:.D202])*[.D$3]" office:value-type="float" office:value="1" calcext:value-type="float">
            <text:p>1</text:p>
          </table:table-cell>
          <table:table-cell table:style-name="ce203" table:formula="of:=SUM([.E190:.E202])*[.E$3]" office:value-type="float" office:value="2" calcext:value-type="float">
            <text:p>2</text:p>
          </table:table-cell>
          <table:table-cell table:style-name="ce203" table:formula="of:=SUM([.F190:.F202])*[.F$3]" office:value-type="float" office:value="0" calcext:value-type="float">
            <text:p>0</text:p>
          </table:table-cell>
          <table:table-cell table:style-name="ce203"/>
          <table:table-cell table:style-name="ce203" table:formula="of:=SUM([.H190:.H202])*[.H$3]" office:value-type="float" office:value="0" calcext:value-type="float">
            <text:p>0</text:p>
          </table:table-cell>
          <table:table-cell table:style-name="ce203" table:formula="of:=SUM([.I190:.I202])*[.I$3]" office:value-type="float" office:value="2" calcext:value-type="float">
            <text:p>2</text:p>
          </table:table-cell>
          <table:table-cell table:style-name="ce203" table:formula="of:=SUM([.J190:.J202])*[.J$3]" office:value-type="float" office:value="8" calcext:value-type="float">
            <text:p>8</text:p>
          </table:table-cell>
          <table:table-cell table:style-name="ce203" table:formula="of:=SUM([.K190:.K202])*[.K$3]" office:value-type="float" office:value="0" calcext:value-type="float">
            <text:p>0</text:p>
          </table:table-cell>
          <table:table-cell table:style-name="ce203" table:formula="of:=SUM([.L190:.L202])*[.L$3]" office:value-type="float" office:value="2" calcext:value-type="float">
            <text:p>2</text:p>
          </table:table-cell>
          <table:table-cell table:style-name="ce203" table:formula="of:=SUM([.M190:.M202])*[.M$3]" office:value-type="float" office:value="0" calcext:value-type="float">
            <text:p>0</text:p>
          </table:table-cell>
          <table:table-cell table:style-name="ce203" table:formula="of:=SUM([.N190:.N202])*[.N$3]" office:value-type="float" office:value="2" calcext:value-type="float">
            <text:p>2</text:p>
          </table:table-cell>
          <table:table-cell table:style-name="ce203" table:formula="of:=SUM([.C189:.N189])" office:value-type="float" office:value="25" calcext:value-type="float">
            <text:p>25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 table:visibility="collapse">
          <table:table-cell/>
          <table:table-cell table:style-name="ce207" office:value-type="string" calcext:value-type="string">
            <text:p>Turret Speed Limiter (rel.) (Turret E.S.P. - Enable Temporarily (Hold))</text:p>
          </table:table-cell>
          <table:table-cell table:style-name="ce220"/>
          <table:table-cell table:style-name="ce203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204:.C221])*[.C$3]" office:value-type="float" office:value="5" calcext:value-type="float">
            <text:p>5</text:p>
          </table:table-cell>
          <table:table-cell table:style-name="ce203" table:formula="of:=SUM([.D204:.D221])*[.D$3]" office:value-type="float" office:value="4" calcext:value-type="float">
            <text:p>4</text:p>
          </table:table-cell>
          <table:table-cell table:style-name="ce203" table:formula="of:=SUM([.E204:.E221])*[.E$3]" office:value-type="float" office:value="9" calcext:value-type="float">
            <text:p>9</text:p>
          </table:table-cell>
          <table:table-cell table:style-name="ce203" table:formula="of:=SUM([.F204:.F221])*[.F$3]" office:value-type="float" office:value="2" calcext:value-type="float">
            <text:p>2</text:p>
          </table:table-cell>
          <table:table-cell table:style-name="ce203"/>
          <table:table-cell table:style-name="ce203" table:formula="of:=SUM([.H204:.H221])*[.H$3]" office:value-type="float" office:value="0" calcext:value-type="float">
            <text:p>0</text:p>
          </table:table-cell>
          <table:table-cell table:style-name="ce203" table:formula="of:=SUM([.I204:.I221])*[.I$3]" office:value-type="float" office:value="0" calcext:value-type="float">
            <text:p>0</text:p>
          </table:table-cell>
          <table:table-cell table:style-name="ce203" table:formula="of:=SUM([.J204:.J221])*[.J$3]" office:value-type="float" office:value="14" calcext:value-type="float">
            <text:p>14</text:p>
          </table:table-cell>
          <table:table-cell table:style-name="ce203" table:formula="of:=SUM([.K204:.K221])*[.K$3]" office:value-type="float" office:value="0" calcext:value-type="float">
            <text:p>0</text:p>
          </table:table-cell>
          <table:table-cell table:style-name="ce203" table:formula="of:=SUM([.L204:.L221])*[.L$3]" office:value-type="float" office:value="0" calcext:value-type="float">
            <text:p>0</text:p>
          </table:table-cell>
          <table:table-cell table:style-name="ce203" table:formula="of:=SUM([.M204:.M221])*[.M$3]" office:value-type="float" office:value="0" calcext:value-type="float">
            <text:p>0</text:p>
          </table:table-cell>
          <table:table-cell table:style-name="ce203" table:formula="of:=SUM([.N204:.N221])*[.N$3]" office:value-type="float" office:value="0" calcext:value-type="float">
            <text:p>0</text:p>
          </table:table-cell>
          <table:table-cell table:style-name="ce203" table:formula="of:=SUM([.C203:.N203])" office:value-type="float" office:value="34" calcext:value-type="float">
            <text:p>3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Cycle Fixed / Auto Gimbal Mo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Fixed Gimba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Auto Gimbal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Manual Gimbal Mode (Long Press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Fixed Go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Auto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Manual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ags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ead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3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3:.C236])*[.C$3]" office:value-type="float" office:value="3" calcext:value-type="float">
            <text:p>3</text:p>
          </table:table-cell>
          <table:table-cell table:style-name="ce203" table:formula="of:=SUM([.D223:.D236])*[.D$3]" office:value-type="float" office:value="3" calcext:value-type="float">
            <text:p>3</text:p>
          </table:table-cell>
          <table:table-cell table:style-name="ce229" table:formula="of:=SUM([.E223:.E236])*[.E$3]" office:value-type="float" office:value="0" calcext:value-type="float">
            <text:p>0</text:p>
          </table:table-cell>
          <table:table-cell table:style-name="ce203" table:formula="of:=SUM([.F223:.F236])*[.F$3]" office:value-type="float" office:value="0" calcext:value-type="float">
            <text:p>0</text:p>
          </table:table-cell>
          <table:table-cell table:style-name="ce203"/>
          <table:table-cell table:style-name="ce203" table:formula="of:=SUM([.H223:.H236])*[.H$3]" office:value-type="float" office:value="1" calcext:value-type="float">
            <text:p>1</text:p>
          </table:table-cell>
          <table:table-cell table:style-name="ce246" table:formula="of:=SUM([.I223:.I236])*[.I$3]" office:value-type="float" office:value="0" calcext:value-type="float">
            <text:p>0</text:p>
          </table:table-cell>
          <table:table-cell table:style-name="ce72" table:formula="of:=SUM([.J223:.J236])*[.J$3]" office:value-type="float" office:value="5" calcext:value-type="float">
            <text:p>5</text:p>
          </table:table-cell>
          <table:table-cell table:style-name="ce88" table:formula="of:=SUM([.K223:.K236])*[.K$3]" office:value-type="float" office:value="0" calcext:value-type="float">
            <text:p>0</text:p>
          </table:table-cell>
          <table:table-cell table:style-name="ce72" table:formula="of:=SUM([.L223:.L236])*[.L$3]" office:value-type="float" office:value="0" calcext:value-type="float">
            <text:p>0</text:p>
          </table:table-cell>
          <table:table-cell table:style-name="ce72" table:formula="of:=SUM([.M223:.M236])*[.M$3]" office:value-type="float" office:value="0" calcext:value-type="float">
            <text:p>0</text:p>
          </table:table-cell>
          <table:table-cell table:style-name="ce72" table:formula="of:=SUM([.N223:.N236])*[.N$3]" office:value-type="float" office:value="6" calcext:value-type="float">
            <text:p>6</text:p>
          </table:table-cell>
          <table:table-cell table:style-name="ce225" table:formula="of:=SUM([.C222:.N222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8:.C249])*[.C$3]" office:value-type="float" office:value="0" calcext:value-type="float">
            <text:p>0</text:p>
          </table:table-cell>
          <table:table-cell table:style-name="ce3" table:formula="of:=SUM([.D238:.D249])*[.D$3]" office:value-type="float" office:value="0" calcext:value-type="float">
            <text:p>0</text:p>
          </table:table-cell>
          <table:table-cell table:style-name="ce3" table:formula="of:=SUM([.E238:.E249])*[.E$3]" office:value-type="float" office:value="1" calcext:value-type="float">
            <text:p>1</text:p>
          </table:table-cell>
          <table:table-cell table:style-name="ce3" table:formula="of:=SUM([.F238:.F249])*[.F$3]" office:value-type="float" office:value="0" calcext:value-type="float">
            <text:p>0</text:p>
          </table:table-cell>
          <table:table-cell table:style-name="ce3"/>
          <table:table-cell table:style-name="ce3" table:formula="of:=SUM([.H238:.H249])*[.H$3]" office:value-type="float" office:value="0" calcext:value-type="float">
            <text:p>0</text:p>
          </table:table-cell>
          <table:table-cell table:style-name="ce139" table:formula="of:=SUM([.I238:.I249])*[.I$3]" office:value-type="float" office:value="0" calcext:value-type="float">
            <text:p>0</text:p>
          </table:table-cell>
          <table:table-cell table:style-name="ce165" table:formula="of:=SUM([.J238:.J249])*[.J$3]" office:value-type="float" office:value="9" calcext:value-type="float">
            <text:p>9</text:p>
          </table:table-cell>
          <table:table-cell table:style-name="ce186" table:formula="of:=SUM([.K238:.K249])*[.K$3]" office:value-type="float" office:value="0" calcext:value-type="float">
            <text:p>0</text:p>
          </table:table-cell>
          <table:table-cell table:style-name="ce165" table:formula="of:=SUM([.L238:.L249])*[.L$3]" office:value-type="float" office:value="0" calcext:value-type="float">
            <text:p>0</text:p>
          </table:table-cell>
          <table:table-cell table:style-name="ce165" table:formula="of:=SUM([.M238:.M249])*[.M$3]" office:value-type="float" office:value="0" calcext:value-type="float">
            <text:p>0</text:p>
          </table:table-cell>
          <table:table-cell table:style-name="ce165" table:formula="of:=SUM([.N238:.N249])*[.N$3]" office:value-type="float" office:value="4" calcext:value-type="float">
            <text:p>4</text:p>
          </table:table-cell>
          <table:table-cell table:style-name="ce268" table:formula="of:=SUM([.C237:.N237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1:.C269])*[.C$3]" office:value-type="float" office:value="0" calcext:value-type="float">
            <text:p>0</text:p>
          </table:table-cell>
          <table:table-cell table:style-name="ce203" table:formula="of:=SUM([.D251:.D269])*[.D$3]" office:value-type="float" office:value="6" calcext:value-type="float">
            <text:p>6</text:p>
          </table:table-cell>
          <table:table-cell table:style-name="ce229" table:formula="of:=SUM([.E251:.E269])*[.E$3]" office:value-type="float" office:value="0" calcext:value-type="float">
            <text:p>0</text:p>
          </table:table-cell>
          <table:table-cell table:style-name="ce203" table:formula="of:=SUM([.F251:.F269])*[.F$3]" office:value-type="float" office:value="0" calcext:value-type="float">
            <text:p>0</text:p>
          </table:table-cell>
          <table:table-cell table:style-name="ce203"/>
          <table:table-cell table:style-name="ce203" table:formula="of:=SUM([.H251:.H269])*[.H$3]" office:value-type="float" office:value="0" calcext:value-type="float">
            <text:p>0</text:p>
          </table:table-cell>
          <table:table-cell table:style-name="ce246" table:formula="of:=SUM([.I251:.I269])*[.I$3]" office:value-type="float" office:value="0" calcext:value-type="float">
            <text:p>0</text:p>
          </table:table-cell>
          <table:table-cell table:style-name="ce72" table:formula="of:=SUM([.J251:.J269])*[.J$3]" office:value-type="float" office:value="7" calcext:value-type="float">
            <text:p>7</text:p>
          </table:table-cell>
          <table:table-cell table:style-name="ce88" table:formula="of:=SUM([.K251:.K269])*[.K$3]" office:value-type="float" office:value="0" calcext:value-type="float">
            <text:p>0</text:p>
          </table:table-cell>
          <table:table-cell table:style-name="ce72" table:formula="of:=SUM([.L251:.L269])*[.L$3]" office:value-type="float" office:value="0" calcext:value-type="float">
            <text:p>0</text:p>
          </table:table-cell>
          <table:table-cell table:style-name="ce72" table:formula="of:=SUM([.M251:.M269])*[.M$3]" office:value-type="float" office:value="0" calcext:value-type="float">
            <text:p>0</text:p>
          </table:table-cell>
          <table:table-cell table:style-name="ce72" table:formula="of:=SUM([.N251:.N269])*[.N$3]" office:value-type="float" office:value="6" calcext:value-type="float">
            <text:p>6</text:p>
          </table:table-cell>
          <table:table-cell table:style-name="ce225" table:formula="of:=SUM([.C250:.N250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1:.C286])*[.C$3]" office:value-type="float" office:value="0" calcext:value-type="float">
            <text:p>0</text:p>
          </table:table-cell>
          <table:table-cell table:style-name="ce203" table:formula="of:=SUM([.D271:.D286])*[.D$3]" office:value-type="float" office:value="4" calcext:value-type="float">
            <text:p>4</text:p>
          </table:table-cell>
          <table:table-cell table:style-name="ce229" table:formula="of:=SUM([.E271:.E286])*[.E$3]" office:value-type="float" office:value="0" calcext:value-type="float">
            <text:p>0</text:p>
          </table:table-cell>
          <table:table-cell table:style-name="ce203" table:formula="of:=SUM([.F271:.F286])*[.F$3]" office:value-type="float" office:value="0" calcext:value-type="float">
            <text:p>0</text:p>
          </table:table-cell>
          <table:table-cell table:style-name="ce203"/>
          <table:table-cell table:style-name="ce203" table:formula="of:=SUM([.H271:.H286])*[.H$3]" office:value-type="float" office:value="0" calcext:value-type="float">
            <text:p>0</text:p>
          </table:table-cell>
          <table:table-cell table:style-name="ce246" table:formula="of:=SUM([.I271:.I286])*[.I$3]" office:value-type="float" office:value="0" calcext:value-type="float">
            <text:p>0</text:p>
          </table:table-cell>
          <table:table-cell table:style-name="ce72" table:formula="of:=SUM([.J271:.J286])*[.J$3]" office:value-type="float" office:value="2" calcext:value-type="float">
            <text:p>2</text:p>
          </table:table-cell>
          <table:table-cell table:style-name="ce88" table:formula="of:=SUM([.K271:.K286])*[.K$3]" office:value-type="float" office:value="0" calcext:value-type="float">
            <text:p>0</text:p>
          </table:table-cell>
          <table:table-cell table:style-name="ce72" table:formula="of:=SUM([.L271:.L286])*[.L$3]" office:value-type="float" office:value="8" calcext:value-type="float">
            <text:p>8</text:p>
          </table:table-cell>
          <table:table-cell table:style-name="ce72" table:formula="of:=SUM([.M271:.M286])*[.M$3]" office:value-type="float" office:value="0" calcext:value-type="float">
            <text:p>0</text:p>
          </table:table-cell>
          <table:table-cell table:style-name="ce72" table:formula="of:=SUM([.N271:.N286])*[.N$3]" office:value-type="float" office:value="2" calcext:value-type="float">
            <text:p>2</text:p>
          </table:table-cell>
          <table:table-cell table:style-name="ce225" table:formula="of:=SUM([.C270:.N270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8:.C292])*[.C$3]" office:value-type="float" office:value="1" calcext:value-type="float">
            <text:p>1</text:p>
          </table:table-cell>
          <table:table-cell table:style-name="ce10" table:formula="of:=SUM([.D288:.D292])*[.D$3]" office:value-type="float" office:value="0" calcext:value-type="float">
            <text:p>0</text:p>
          </table:table-cell>
          <table:table-cell table:style-name="ce10" table:formula="of:=SUM([.E288:.E292])*[.E$3]" office:value-type="float" office:value="0" calcext:value-type="float">
            <text:p>0</text:p>
          </table:table-cell>
          <table:table-cell table:style-name="ce10" table:formula="of:=SUM([.F288:.F292])*[.F$3]" office:value-type="float" office:value="0" calcext:value-type="float">
            <text:p>0</text:p>
          </table:table-cell>
          <table:table-cell table:style-name="ce10"/>
          <table:table-cell table:style-name="ce10" table:formula="of:=SUM([.H288:.H292])*[.H$3]" office:value-type="float" office:value="0" calcext:value-type="float">
            <text:p>0</text:p>
          </table:table-cell>
          <table:table-cell table:style-name="ce141" table:formula="of:=SUM([.I288:.I292])*[.I$3]" office:value-type="float" office:value="0" calcext:value-type="float">
            <text:p>0</text:p>
          </table:table-cell>
          <table:table-cell table:style-name="ce168" table:formula="of:=SUM([.J288:.J292])*[.J$3]" office:value-type="float" office:value="4" calcext:value-type="float">
            <text:p>4</text:p>
          </table:table-cell>
          <table:table-cell table:style-name="ce188" table:formula="of:=SUM([.K288:.K292])*[.K$3]" office:value-type="float" office:value="0" calcext:value-type="float">
            <text:p>0</text:p>
          </table:table-cell>
          <table:table-cell table:style-name="ce168" table:formula="of:=SUM([.L288:.L292])*[.L$3]" office:value-type="float" office:value="0" calcext:value-type="float">
            <text:p>0</text:p>
          </table:table-cell>
          <table:table-cell table:style-name="ce168" table:formula="of:=SUM([.M288:.M292])*[.M$3]" office:value-type="float" office:value="0" calcext:value-type="float">
            <text:p>0</text:p>
          </table:table-cell>
          <table:table-cell table:style-name="ce168" table:formula="of:=SUM([.N288:.N292])*[.N$3]" office:value-type="float" office:value="0" calcext:value-type="float">
            <text:p>0</text:p>
          </table:table-cell>
          <table:table-cell table:style-name="ce271" table:formula="of:=SUM([.C287:.N287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4])*[.C$3]" office:value-type="float" office:value="0" calcext:value-type="float">
            <text:p>0</text:p>
          </table:table-cell>
          <table:table-cell table:style-name="ce203" table:formula="of:=SUM([.D294])*[.D$3]" office:value-type="float" office:value="0" calcext:value-type="float">
            <text:p>0</text:p>
          </table:table-cell>
          <table:table-cell table:style-name="ce229" table:formula="of:=SUM([.E294])*[.E$3]" office:value-type="float" office:value="0" calcext:value-type="float">
            <text:p>0</text:p>
          </table:table-cell>
          <table:table-cell table:style-name="ce203" table:formula="of:=SUM([.F294])*[.F$3]" office:value-type="float" office:value="0" calcext:value-type="float">
            <text:p>0</text:p>
          </table:table-cell>
          <table:table-cell table:style-name="ce203"/>
          <table:table-cell table:style-name="ce203" table:formula="of:=SUM([.H294])*[.H$3]" office:value-type="float" office:value="0" calcext:value-type="float">
            <text:p>0</text:p>
          </table:table-cell>
          <table:table-cell table:style-name="ce246" table:formula="of:=SUM([.I294])*[.I$3]" office:value-type="float" office:value="0" calcext:value-type="float">
            <text:p>0</text:p>
          </table:table-cell>
          <table:table-cell table:style-name="ce72" table:formula="of:=SUM([.J294])*[.J$3]" office:value-type="float" office:value="1" calcext:value-type="float">
            <text:p>1</text:p>
          </table:table-cell>
          <table:table-cell table:style-name="ce88" table:formula="of:=SUM([.K294])*[.K$3]" office:value-type="float" office:value="0" calcext:value-type="float">
            <text:p>0</text:p>
          </table:table-cell>
          <table:table-cell table:style-name="ce72" table:formula="of:=SUM([.L294])*[.L$3]" office:value-type="float" office:value="0" calcext:value-type="float">
            <text:p>0</text:p>
          </table:table-cell>
          <table:table-cell table:style-name="ce72" table:formula="of:=SUM([.M294])*[.M$3]" office:value-type="float" office:value="0" calcext:value-type="float">
            <text:p>0</text:p>
          </table:table-cell>
          <table:table-cell table:style-name="ce72" table:formula="of:=SUM([.N294])*[.N$3]" office:value-type="float" office:value="0" calcext:value-type="float">
            <text:p>0</text:p>
          </table:table-cell>
          <table:table-cell table:style-name="ce225" table:formula="of:=SUM([.C293:.N293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6:.C298])*[.C$3]" office:value-type="float" office:value="0" calcext:value-type="float">
            <text:p>0</text:p>
          </table:table-cell>
          <table:table-cell table:style-name="ce11" table:formula="of:=SUM([.D296:.D298])*[.D$3]" office:value-type="float" office:value="0" calcext:value-type="float">
            <text:p>0</text:p>
          </table:table-cell>
          <table:table-cell table:style-name="ce11" table:formula="of:=SUM([.E296:.E298])*[.E$3]" office:value-type="float" office:value="2" calcext:value-type="float">
            <text:p>2</text:p>
          </table:table-cell>
          <table:table-cell table:style-name="ce11" table:formula="of:=SUM([.F296:.F298])*[.F$3]" office:value-type="float" office:value="0" calcext:value-type="float">
            <text:p>0</text:p>
          </table:table-cell>
          <table:table-cell table:style-name="ce11"/>
          <table:table-cell table:style-name="ce11" table:formula="of:=SUM([.H296:.H298])*[.H$3]" office:value-type="float" office:value="0" calcext:value-type="float">
            <text:p>0</text:p>
          </table:table-cell>
          <table:table-cell table:style-name="ce142" table:formula="of:=SUM([.I296:.I296])*[.I$3]" office:value-type="float" office:value="0" calcext:value-type="float">
            <text:p>0</text:p>
          </table:table-cell>
          <table:table-cell table:style-name="ce169" table:formula="of:=SUM([.J296:.J298])*[.J$3]" office:value-type="float" office:value="2" calcext:value-type="float">
            <text:p>2</text:p>
          </table:table-cell>
          <table:table-cell table:style-name="ce189" table:formula="of:=SUM([.K296:.K298])*[.K$3]" office:value-type="float" office:value="0" calcext:value-type="float">
            <text:p>0</text:p>
          </table:table-cell>
          <table:table-cell table:style-name="ce169" table:formula="of:=SUM([.L296:.L298])*[.L$3]" office:value-type="float" office:value="0" calcext:value-type="float">
            <text:p>0</text:p>
          </table:table-cell>
          <table:table-cell table:style-name="ce169" table:formula="of:=SUM([.M296:.M298])*[.M$3]" office:value-type="float" office:value="0" calcext:value-type="float">
            <text:p>0</text:p>
          </table:table-cell>
          <table:table-cell table:style-name="ce169" table:formula="of:=SUM([.N296:.N298])*[.N$3]" office:value-type="float" office:value="0" calcext:value-type="float">
            <text:p>0</text:p>
          </table:table-cell>
          <table:table-cell table:style-name="ce272" table:formula="of:=SUM([.C295:.N295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236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300:.C368])*[.C$3]" office:value-type="float" office:value="33" calcext:value-type="float">
            <text:p>33</text:p>
          </table:table-cell>
          <table:table-cell table:style-name="ce203" table:formula="of:=SUM([.D300:.D368])*[.D$3]" office:value-type="float" office:value="1" calcext:value-type="float">
            <text:p>1</text:p>
          </table:table-cell>
          <table:table-cell table:style-name="ce229" table:formula="of:=SUM([.E300:.E368])*[.E$3]" office:value-type="float" office:value="10" calcext:value-type="float">
            <text:p>10</text:p>
          </table:table-cell>
          <table:table-cell table:style-name="ce203" table:formula="of:=SUM([.F300:.F368])*[.F$3]" office:value-type="float" office:value="15" calcext:value-type="float">
            <text:p>15</text:p>
          </table:table-cell>
          <table:table-cell table:style-name="ce203"/>
          <table:table-cell table:style-name="ce203" table:formula="of:=SUM([.H300:.H368])*[.H$3]" office:value-type="float" office:value="6" calcext:value-type="float">
            <text:p>6</text:p>
          </table:table-cell>
          <table:table-cell table:style-name="ce246" table:formula="of:=SUM([.I300:.I368])*[.I$3]" office:value-type="float" office:value="0" calcext:value-type="float">
            <text:p>0</text:p>
          </table:table-cell>
          <table:table-cell table:style-name="ce72" table:formula="of:=SUM([.J300:.J368])*[.J$3]" office:value-type="float" office:value="4" calcext:value-type="float">
            <text:p>4</text:p>
          </table:table-cell>
          <table:table-cell table:style-name="ce88" table:formula="of:=SUM([.K300:.K368])*[.K$3]" office:value-type="float" office:value="0" calcext:value-type="float">
            <text:p>0</text:p>
          </table:table-cell>
          <table:table-cell table:style-name="ce72" table:formula="of:=SUM([.L300:.L368])*[.L$3]" office:value-type="float" office:value="0" calcext:value-type="float">
            <text:p>0</text:p>
          </table:table-cell>
          <table:table-cell table:style-name="ce72" table:formula="of:=SUM([.M300:.M368])*[.M$3]" office:value-type="float" office:value="0" calcext:value-type="float">
            <text:p>0</text:p>
          </table:table-cell>
          <table:table-cell table:style-name="ce72" table:formula="of:=SUM([.N300:.N368])*[.N$3]" office:value-type="float" office:value="0" calcext:value-type="float">
            <text:p>0</text:p>
          </table:table-cell>
          <table:table-cell table:style-name="ce225" table:formula="of:=SUM([.C299:.N299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70:.C393])*[.C$3]" office:value-type="float" office:value="9" calcext:value-type="float">
            <text:p>9</text:p>
          </table:table-cell>
          <table:table-cell table:style-name="ce203" table:formula="of:=SUM([.D370:.D393])*[.D$3]" office:value-type="float" office:value="10" calcext:value-type="float">
            <text:p>10</text:p>
          </table:table-cell>
          <table:table-cell table:style-name="ce229" table:formula="of:=SUM([.E370:.E393])*[.E$3]" office:value-type="float" office:value="0" calcext:value-type="float">
            <text:p>0</text:p>
          </table:table-cell>
          <table:table-cell table:style-name="ce203" table:formula="of:=SUM([.F370:.F393])*[.F$3]" office:value-type="float" office:value="0" calcext:value-type="float">
            <text:p>0</text:p>
          </table:table-cell>
          <table:table-cell table:style-name="ce203"/>
          <table:table-cell table:style-name="ce203" table:formula="of:=SUM([.H370:.H393])*[.H$3]" office:value-type="float" office:value="2" calcext:value-type="float">
            <text:p>2</text:p>
          </table:table-cell>
          <table:table-cell table:style-name="ce246" table:formula="of:=SUM([.I370:.I393])*[.I$3]" office:value-type="float" office:value="3" calcext:value-type="float">
            <text:p>3</text:p>
          </table:table-cell>
          <table:table-cell table:style-name="ce72" table:formula="of:=SUM([.J370:.J393])*[.J$3]" office:value-type="float" office:value="0" calcext:value-type="float">
            <text:p>0</text:p>
          </table:table-cell>
          <table:table-cell table:style-name="ce88" table:formula="of:=SUM([.K370:.K393])*[.K$3]" office:value-type="float" office:value="0" calcext:value-type="float">
            <text:p>0</text:p>
          </table:table-cell>
          <table:table-cell table:style-name="ce72" table:formula="of:=SUM([.L370:.L393])*[.L$3]" office:value-type="float" office:value="0" calcext:value-type="float">
            <text:p>0</text:p>
          </table:table-cell>
          <table:table-cell table:style-name="ce72" table:formula="of:=SUM([.M370:.M393])*[.M$3]" office:value-type="float" office:value="0" calcext:value-type="float">
            <text:p>0</text:p>
          </table:table-cell>
          <table:table-cell table:style-name="ce72" table:formula="of:=SUM([.N370:.N393])*[.N$3]" office:value-type="float" office:value="0" calcext:value-type="float">
            <text:p>0</text:p>
          </table:table-cell>
          <table:table-cell table:style-name="ce225" table:formula="of:=SUM([.C369:.N369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5:.C399])*[.C$3]" office:value-type="float" office:value="0" calcext:value-type="float">
            <text:p>0</text:p>
          </table:table-cell>
          <table:table-cell table:style-name="ce11" table:formula="of:=SUM([.D395:.D399])*[.D$3]" office:value-type="float" office:value="0" calcext:value-type="float">
            <text:p>0</text:p>
          </table:table-cell>
          <table:table-cell table:style-name="ce11" table:formula="of:=SUM([.E395:.E399])*[.E$3]" office:value-type="float" office:value="4" calcext:value-type="float">
            <text:p>4</text:p>
          </table:table-cell>
          <table:table-cell table:style-name="ce11" table:formula="of:=SUM([.F395:.F399])*[.F$3]" office:value-type="float" office:value="0" calcext:value-type="float">
            <text:p>0</text:p>
          </table:table-cell>
          <table:table-cell table:style-name="ce11"/>
          <table:table-cell table:style-name="ce11" table:formula="of:=SUM([.H395:.H499])*[.H$3]" office:value-type="float" office:value="12" calcext:value-type="float">
            <text:p>12</text:p>
          </table:table-cell>
          <table:table-cell table:style-name="ce142" table:formula="of:=SUM([.I395:.I399])*[.I$3]" office:value-type="float" office:value="0" calcext:value-type="float">
            <text:p>0</text:p>
          </table:table-cell>
          <table:table-cell table:style-name="ce169" table:formula="of:=SUM([.J395:.J399])*[.J$3]" office:value-type="float" office:value="0" calcext:value-type="float">
            <text:p>0</text:p>
          </table:table-cell>
          <table:table-cell table:style-name="ce189" table:formula="of:=SUM([.K395:.K399])*[.K$3]" office:value-type="float" office:value="0" calcext:value-type="float">
            <text:p>0</text:p>
          </table:table-cell>
          <table:table-cell table:style-name="ce169" table:formula="of:=SUM([.L395:.L399])*[.L$3]" office:value-type="float" office:value="0" calcext:value-type="float">
            <text:p>0</text:p>
          </table:table-cell>
          <table:table-cell table:style-name="ce169" table:formula="of:=SUM([.M395:.M399])*[.M$3]" office:value-type="float" office:value="0" calcext:value-type="float">
            <text:p>0</text:p>
          </table:table-cell>
          <table:table-cell table:style-name="ce169" table:formula="of:=SUM([.N395:.N399])*[.N$3]" office:value-type="float" office:value="0" calcext:value-type="float">
            <text:p>0</text:p>
          </table:table-cell>
          <table:table-cell table:style-name="ce272" table:formula="of:=SUM([.C394:.N394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1:.C420])*[.C$3]" office:value-type="float" office:value="0" calcext:value-type="float">
            <text:p>0</text:p>
          </table:table-cell>
          <table:table-cell table:style-name="ce203" table:formula="of:=SUM([.D401:.D420])*[.D$3]" office:value-type="float" office:value="2" calcext:value-type="float">
            <text:p>2</text:p>
          </table:table-cell>
          <table:table-cell table:style-name="ce229" table:formula="of:=SUM([.E401:.E420])*[.E$3]" office:value-type="float" office:value="0" calcext:value-type="float">
            <text:p>0</text:p>
          </table:table-cell>
          <table:table-cell table:style-name="ce203" table:formula="of:=SUM([.F401:.F420])*[.F$3]" office:value-type="float" office:value="2" calcext:value-type="float">
            <text:p>2</text:p>
          </table:table-cell>
          <table:table-cell table:style-name="ce203" table:formula="of:=SUM([.G401:.G420])*[.G$3]" office:value-type="float" office:value="2" calcext:value-type="float">
            <text:p>2</text:p>
          </table:table-cell>
          <table:table-cell table:style-name="ce203" table:formula="of:=SUM([.H401:.H420])*[.H$3]" office:value-type="float" office:value="2" calcext:value-type="float">
            <text:p>2</text:p>
          </table:table-cell>
          <table:table-cell table:style-name="ce246" table:formula="of:=SUM([.I401:.I420])*[.I$3]" office:value-type="float" office:value="0" calcext:value-type="float">
            <text:p>0</text:p>
          </table:table-cell>
          <table:table-cell table:style-name="ce72" table:formula="of:=SUM([.J401:.J420])*[.J$3]" office:value-type="float" office:value="8" calcext:value-type="float">
            <text:p>8</text:p>
          </table:table-cell>
          <table:table-cell table:style-name="ce88" table:formula="of:=SUM([.K401:.K420])*[.K$3]" office:value-type="float" office:value="0" calcext:value-type="float">
            <text:p>0</text:p>
          </table:table-cell>
          <table:table-cell table:style-name="ce72" table:formula="of:=SUM([.L401:.L420])*[.L$3]" office:value-type="float" office:value="4" calcext:value-type="float">
            <text:p>4</text:p>
          </table:table-cell>
          <table:table-cell table:style-name="ce72" table:formula="of:=SUM([.M401:.M420])*[.M$3]" office:value-type="float" office:value="0" calcext:value-type="float">
            <text:p>0</text:p>
          </table:table-cell>
          <table:table-cell table:style-name="ce72" table:formula="of:=SUM([.N401:.N420])*[.N$3]" office:value-type="float" office:value="0" calcext:value-type="float">
            <text:p>0</text:p>
          </table:table-cell>
          <table:table-cell table:style-name="ce225" table:formula="of:=SUM([.C400:.N400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2:.C438])*[.C$3]" office:value-type="float" office:value="0" calcext:value-type="float">
            <text:p>0</text:p>
          </table:table-cell>
          <table:table-cell table:style-name="ce203" table:formula="of:=SUM([.D422:.D438])*[.D$3]" office:value-type="float" office:value="9" calcext:value-type="float">
            <text:p>9</text:p>
          </table:table-cell>
          <table:table-cell table:style-name="ce229" table:formula="of:=SUM([.E422:.E438])*[.E$3]" office:value-type="float" office:value="0" calcext:value-type="float">
            <text:p>0</text:p>
          </table:table-cell>
          <table:table-cell table:style-name="ce203" table:formula="of:=SUM([.F422:.F438])*[.F$3]" office:value-type="float" office:value="0" calcext:value-type="float">
            <text:p>0</text:p>
          </table:table-cell>
          <table:table-cell table:style-name="ce203" table:formula="of:=SUM([.G422:.G438])*[.G$3]" office:value-type="float" office:value="0" calcext:value-type="float">
            <text:p>0</text:p>
          </table:table-cell>
          <table:table-cell table:style-name="ce203" table:formula="of:=SUM([.H422:.H438])*[.H$3]" office:value-type="float" office:value="1" calcext:value-type="float">
            <text:p>1</text:p>
          </table:table-cell>
          <table:table-cell table:style-name="ce246" table:formula="of:=SUM([.I422:.I438])*[.I$3]" office:value-type="float" office:value="3" calcext:value-type="float">
            <text:p>3</text:p>
          </table:table-cell>
          <table:table-cell table:style-name="ce72" table:formula="of:=SUM([.J422:.J438])*[.J$3]" office:value-type="float" office:value="4" calcext:value-type="float">
            <text:p>4</text:p>
          </table:table-cell>
          <table:table-cell table:style-name="ce88" table:formula="of:=SUM([.K422:.K438])*[.K$3]" office:value-type="float" office:value="0" calcext:value-type="float">
            <text:p>0</text:p>
          </table:table-cell>
          <table:table-cell table:style-name="ce72" table:formula="of:=SUM([.L422:.L438])*[.L$3]" office:value-type="float" office:value="0" calcext:value-type="float">
            <text:p>0</text:p>
          </table:table-cell>
          <table:table-cell table:style-name="ce72" table:formula="of:=SUM([.M422:.M438])*[.M$3]" office:value-type="float" office:value="0" calcext:value-type="float">
            <text:p>0</text:p>
          </table:table-cell>
          <table:table-cell table:style-name="ce72" table:formula="of:=SUM([.N422:.N438])*[.N$3]" office:value-type="float" office:value="0" calcext:value-type="float">
            <text:p>0</text:p>
          </table:table-cell>
          <table:table-cell table:style-name="ce225" table:formula="of:=SUM([.C421:.N421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40:.C452])*[.C$3]" office:value-type="float" office:value="4" calcext:value-type="float">
            <text:p>4</text:p>
          </table:table-cell>
          <table:table-cell table:style-name="ce225" table:formula="of:=SUM([.D440:.D452])*[.D$3]" office:value-type="float" office:value="0" calcext:value-type="float">
            <text:p>0</text:p>
          </table:table-cell>
          <table:table-cell table:style-name="ce240" table:formula="of:=SUM([.E440:.E452])*[.E$3]" office:value-type="float" office:value="2" calcext:value-type="float">
            <text:p>2</text:p>
          </table:table-cell>
          <table:table-cell table:style-name="ce225" table:formula="of:=SUM([.F440:.F452])*[.F$3]" office:value-type="float" office:value="2" calcext:value-type="float">
            <text:p>2</text:p>
          </table:table-cell>
          <table:table-cell table:style-name="ce225" table:formula="of:=SUM([.G440:.G452])*[.G$3]" office:value-type="float" office:value="2" calcext:value-type="float">
            <text:p>2</text:p>
          </table:table-cell>
          <table:table-cell table:style-name="ce225" table:formula="of:=SUM([.H440:.H452])*[.H$3]" office:value-type="float" office:value="3" calcext:value-type="float">
            <text:p>3</text:p>
          </table:table-cell>
          <table:table-cell table:style-name="ce257" table:formula="of:=SUM([.I440:.I452])*[.I$3]" office:value-type="float" office:value="0" calcext:value-type="float">
            <text:p>0</text:p>
          </table:table-cell>
          <table:table-cell table:style-name="ce83" table:formula="of:=SUM([.J440:.J452])*[.J$3]" office:value-type="float" office:value="0" calcext:value-type="float">
            <text:p>0</text:p>
          </table:table-cell>
          <table:table-cell table:style-name="ce97" table:formula="of:=SUM([.K440:.K452])*[.K$3]" office:value-type="float" office:value="0" calcext:value-type="float">
            <text:p>0</text:p>
          </table:table-cell>
          <table:table-cell table:style-name="ce83" table:formula="of:=SUM([.L440:.L452])*[.L$3]" office:value-type="float" office:value="0" calcext:value-type="float">
            <text:p>0</text:p>
          </table:table-cell>
          <table:table-cell table:style-name="ce83" table:formula="of:=SUM([.M440:.M452])*[.M$3]" office:value-type="float" office:value="0" calcext:value-type="float">
            <text:p>0</text:p>
          </table:table-cell>
          <table:table-cell table:style-name="ce83" table:formula="of:=SUM([.N440:.N452])*[.N$3]" office:value-type="float" office:value="0" calcext:value-type="float">
            <text:p>0</text:p>
          </table:table-cell>
          <table:table-cell table:style-name="ce225" table:formula="of:=SUM([.C439:.N439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4:.C458])*[.C$3]" office:value-type="float" office:value="5" calcext:value-type="float">
            <text:p>5</text:p>
          </table:table-cell>
          <table:table-cell table:style-name="ce203" table:formula="of:=SUM([.D454:.D458])*[.D$3]" office:value-type="float" office:value="0" calcext:value-type="float">
            <text:p>0</text:p>
          </table:table-cell>
          <table:table-cell table:style-name="ce203" table:formula="of:=SUM([.E454:.E458])*[.E$3]" office:value-type="float" office:value="0" calcext:value-type="float">
            <text:p>0</text:p>
          </table:table-cell>
          <table:table-cell table:style-name="ce203" table:formula="of:=SUM([.F454:.F458])*[.F$3]" office:value-type="float" office:value="0" calcext:value-type="float">
            <text:p>0</text:p>
          </table:table-cell>
          <table:table-cell table:style-name="ce203" table:formula="of:=SUM([.G454:.G458])*[.G$3]" office:value-type="float" office:value="0" calcext:value-type="float">
            <text:p>0</text:p>
          </table:table-cell>
          <table:table-cell table:style-name="ce203" table:formula="of:=SUM([.H454:.H458])*[.H$3]" office:value-type="float" office:value="0" calcext:value-type="float">
            <text:p>0</text:p>
          </table:table-cell>
          <table:table-cell table:style-name="ce203" table:formula="of:=SUM([.I454:.I458])*[.I$3]" office:value-type="float" office:value="0" calcext:value-type="float">
            <text:p>0</text:p>
          </table:table-cell>
          <table:table-cell table:style-name="ce203" table:formula="of:=SUM([.J454:.J458])*[.J$3]" office:value-type="float" office:value="5" calcext:value-type="float">
            <text:p>5</text:p>
          </table:table-cell>
          <table:table-cell table:style-name="ce203" table:formula="of:=SUM([.K454:.K458])*[.K$3]" office:value-type="float" office:value="0" calcext:value-type="float">
            <text:p>0</text:p>
          </table:table-cell>
          <table:table-cell table:style-name="ce203" table:formula="of:=SUM([.L454:.L458])*[.L$3]" office:value-type="float" office:value="0" calcext:value-type="float">
            <text:p>0</text:p>
          </table:table-cell>
          <table:table-cell table:style-name="ce203" table:formula="of:=SUM([.M454:.M458])*[.M$3]" office:value-type="float" office:value="0" calcext:value-type="float">
            <text:p>0</text:p>
          </table:table-cell>
          <table:table-cell table:style-name="ce203" table:formula="of:=SUM([.N454:.N458])*[.N$3]" office:value-type="float" office:value="0" calcext:value-type="float">
            <text:p>0</text:p>
          </table:table-cell>
          <table:table-cell table:style-name="ce203" table:formula="of:=SUM([.C453:.N453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60:.C462])*[.C$3]" office:value-type="float" office:value="0" calcext:value-type="float">
            <text:p>0</text:p>
          </table:table-cell>
          <table:table-cell table:style-name="ce203" table:formula="of:=SUM([.D460:.D462])*[.D$3]" office:value-type="float" office:value="0" calcext:value-type="float">
            <text:p>0</text:p>
          </table:table-cell>
          <table:table-cell table:style-name="ce203" table:formula="of:=SUM([.E460:.E462])*[.E$3]" office:value-type="float" office:value="0" calcext:value-type="float">
            <text:p>0</text:p>
          </table:table-cell>
          <table:table-cell table:style-name="ce203" table:formula="of:=SUM([.F460:.F462])*[.F$3]" office:value-type="float" office:value="0" calcext:value-type="float">
            <text:p>0</text:p>
          </table:table-cell>
          <table:table-cell table:style-name="ce203" table:formula="of:=SUM([.G460:.G462])*[.G$3]" office:value-type="float" office:value="0" calcext:value-type="float">
            <text:p>0</text:p>
          </table:table-cell>
          <table:table-cell table:style-name="ce203" table:formula="of:=SUM([.H460:.H462])*[.H$3]" office:value-type="float" office:value="0" calcext:value-type="float">
            <text:p>0</text:p>
          </table:table-cell>
          <table:table-cell table:style-name="ce203" table:formula="of:=SUM([.I460:.I462])*[.I$3]" office:value-type="float" office:value="0" calcext:value-type="float">
            <text:p>0</text:p>
          </table:table-cell>
          <table:table-cell table:style-name="ce203" table:formula="of:=SUM([.J460:.J462])*[.J$3]" office:value-type="float" office:value="3" calcext:value-type="float">
            <text:p>3</text:p>
          </table:table-cell>
          <table:table-cell table:style-name="ce203" table:formula="of:=SUM([.K460:.K462])*[.K$3]" office:value-type="float" office:value="0" calcext:value-type="float">
            <text:p>0</text:p>
          </table:table-cell>
          <table:table-cell table:style-name="ce203" table:formula="of:=SUM([.L460:.L462])*[.L$3]" office:value-type="float" office:value="0" calcext:value-type="float">
            <text:p>0</text:p>
          </table:table-cell>
          <table:table-cell table:style-name="ce203" table:formula="of:=SUM([.M460:.M462])*[.M$3]" office:value-type="float" office:value="0" calcext:value-type="float">
            <text:p>0</text:p>
          </table:table-cell>
          <table:table-cell table:style-name="ce203" table:formula="of:=SUM([.N460:.N462])*[.N$3]" office:value-type="float" office:value="0" calcext:value-type="float">
            <text:p>0</text:p>
          </table:table-cell>
          <table:table-cell table:style-name="ce203" table:formula="of:=SUM([.C459:.N459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4:.C503])*[.C$3]" office:value-type="float" office:value="0" calcext:value-type="float">
            <text:p>0</text:p>
          </table:table-cell>
          <table:table-cell table:style-name="ce203" table:formula="of:=SUM([.D464:.D503])*[.D$3]" office:value-type="float" office:value="0" calcext:value-type="float">
            <text:p>0</text:p>
          </table:table-cell>
          <table:table-cell table:style-name="ce229" table:formula="of:=SUM([.E464:.E503])*[.E$3]" office:value-type="float" office:value="0" calcext:value-type="float">
            <text:p>0</text:p>
          </table:table-cell>
          <table:table-cell table:style-name="ce203" table:formula="of:=SUM([.F464:.F503])*[.F$3]" office:value-type="float" office:value="0" calcext:value-type="float">
            <text:p>0</text:p>
          </table:table-cell>
          <table:table-cell table:style-name="ce203" table:formula="of:=SUM([.G464:.G503])*[.G$3]" office:value-type="float" office:value="0" calcext:value-type="float">
            <text:p>0</text:p>
          </table:table-cell>
          <table:table-cell table:style-name="ce203" table:formula="of:=SUM([.H464:.H503])*[.H$3]" office:value-type="float" office:value="0" calcext:value-type="float">
            <text:p>0</text:p>
          </table:table-cell>
          <table:table-cell table:style-name="ce246" table:formula="of:=SUM([.I464:.I503])*[.I$3]" office:value-type="float" office:value="0" calcext:value-type="float">
            <text:p>0</text:p>
          </table:table-cell>
          <table:table-cell table:style-name="ce72" table:formula="of:=SUM([.J464:.J503])*[.J$3]" office:value-type="float" office:value="40" calcext:value-type="float">
            <text:p>40</text:p>
          </table:table-cell>
          <table:table-cell table:style-name="ce88" table:formula="of:=SUM([.K464:.K503])*[.K$3]" office:value-type="float" office:value="0" calcext:value-type="float">
            <text:p>0</text:p>
          </table:table-cell>
          <table:table-cell table:style-name="ce72" table:formula="of:=SUM([.L464:.L503])*[.L$3]" office:value-type="float" office:value="0" calcext:value-type="float">
            <text:p>0</text:p>
          </table:table-cell>
          <table:table-cell table:style-name="ce72" table:formula="of:=SUM([.M464:.M503])*[.M$3]" office:value-type="float" office:value="0" calcext:value-type="float">
            <text:p>0</text:p>
          </table:table-cell>
          <table:table-cell table:style-name="ce72" table:formula="of:=SUM([.N464:.N503])*[.N$3]" office:value-type="float" office:value="0" calcext:value-type="float">
            <text:p>0</text:p>
          </table:table-cell>
          <table:table-cell table:style-name="ce225" table:formula="of:=SUM([.C463:.N463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5:.C513])*[.C$3]" office:value-type="float" office:value="0" calcext:value-type="float">
            <text:p>0</text:p>
          </table:table-cell>
          <table:table-cell table:style-name="ce203" table:formula="of:=SUM([.D505:.D513])*[.D$3]" office:value-type="float" office:value="0" calcext:value-type="float">
            <text:p>0</text:p>
          </table:table-cell>
          <table:table-cell table:style-name="ce229" table:formula="of:=SUM([.E505:.E513])*[.E$3]" office:value-type="float" office:value="0" calcext:value-type="float">
            <text:p>0</text:p>
          </table:table-cell>
          <table:table-cell table:style-name="ce203" table:formula="of:=SUM([.F505:.F513])*[.F$3]" office:value-type="float" office:value="0" calcext:value-type="float">
            <text:p>0</text:p>
          </table:table-cell>
          <table:table-cell table:style-name="ce203" table:formula="of:=SUM([.G505:.G513])*[.G$3]" office:value-type="float" office:value="0" calcext:value-type="float">
            <text:p>0</text:p>
          </table:table-cell>
          <table:table-cell table:style-name="ce203" table:formula="of:=SUM([.H505:.H513])*[.H$3]" office:value-type="float" office:value="0" calcext:value-type="float">
            <text:p>0</text:p>
          </table:table-cell>
          <table:table-cell table:style-name="ce246" table:formula="of:=SUM([.I505:.I513])*[.I$3]" office:value-type="float" office:value="0" calcext:value-type="float">
            <text:p>0</text:p>
          </table:table-cell>
          <table:table-cell table:style-name="ce72" table:formula="of:=SUM([.J505:.J513])*[.J$3]" office:value-type="float" office:value="9" calcext:value-type="float">
            <text:p>9</text:p>
          </table:table-cell>
          <table:table-cell table:style-name="ce88" table:formula="of:=SUM([.K505:.K513])*[.K$3]" office:value-type="float" office:value="0" calcext:value-type="float">
            <text:p>0</text:p>
          </table:table-cell>
          <table:table-cell table:style-name="ce72" table:formula="of:=SUM([.L505:.L513])*[.L$3]" office:value-type="float" office:value="0" calcext:value-type="float">
            <text:p>0</text:p>
          </table:table-cell>
          <table:table-cell table:style-name="ce72" table:formula="of:=SUM([.M505:.M513])*[.M$3]" office:value-type="float" office:value="0" calcext:value-type="float">
            <text:p>0</text:p>
          </table:table-cell>
          <table:table-cell table:style-name="ce72" table:formula="of:=SUM([.N505:.N513])*[.N$3]" office:value-type="float" office:value="0" calcext:value-type="float">
            <text:p>0</text:p>
          </table:table-cell>
          <table:table-cell table:style-name="ce225" table:formula="of:=SUM([.C504:.N504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5:.C547])*[.C$3]" office:value-type="float" office:value="9" calcext:value-type="float">
            <text:p>9</text:p>
          </table:table-cell>
          <table:table-cell table:style-name="ce203" table:formula="of:=SUM([.D515:.D547])*[.D$3]" office:value-type="float" office:value="13" calcext:value-type="float">
            <text:p>13</text:p>
          </table:table-cell>
          <table:table-cell table:style-name="ce229" table:formula="of:=SUM([.E515:.E547])*[.E$3]" office:value-type="float" office:value="0" calcext:value-type="float">
            <text:p>0</text:p>
          </table:table-cell>
          <table:table-cell table:style-name="ce203" table:formula="of:=SUM([.F515:.F547])*[.F$3]" office:value-type="float" office:value="0" calcext:value-type="float">
            <text:p>0</text:p>
          </table:table-cell>
          <table:table-cell table:style-name="ce203" table:formula="of:=SUM([.G515:.G547])*[.G$3]" office:value-type="float" office:value="0" calcext:value-type="float">
            <text:p>0</text:p>
          </table:table-cell>
          <table:table-cell table:style-name="ce203" table:formula="of:=SUM([.H515:.H547])*[.H$3]" office:value-type="float" office:value="2" calcext:value-type="float">
            <text:p>2</text:p>
          </table:table-cell>
          <table:table-cell table:style-name="ce246" table:formula="of:=SUM([.I515:.I547])*[.I$3]" office:value-type="float" office:value="0" calcext:value-type="float">
            <text:p>0</text:p>
          </table:table-cell>
          <table:table-cell table:style-name="ce72" table:formula="of:=SUM([.J515:.J547])*[.J$3]" office:value-type="float" office:value="9" calcext:value-type="float">
            <text:p>9</text:p>
          </table:table-cell>
          <table:table-cell table:style-name="ce88" table:formula="of:=SUM([.K515:.K547])*[.K$3]" office:value-type="float" office:value="0" calcext:value-type="float">
            <text:p>0</text:p>
          </table:table-cell>
          <table:table-cell table:style-name="ce72" table:formula="of:=SUM([.L515:.L547])*[.L$3]" office:value-type="float" office:value="0" calcext:value-type="float">
            <text:p>0</text:p>
          </table:table-cell>
          <table:table-cell table:style-name="ce72" table:formula="of:=SUM([.M515:.M547])*[.M$3]" office:value-type="float" office:value="0" calcext:value-type="float">
            <text:p>0</text:p>
          </table:table-cell>
          <table:table-cell table:style-name="ce72" table:formula="of:=SUM([.N515:.N547])*[.N$3]" office:value-type="float" office:value="0" calcext:value-type="float">
            <text:p>0</text:p>
          </table:table-cell>
          <table:table-cell table:style-name="ce225" table:formula="of:=SUM([.C514:.N514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3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9:.C580])*[.C$3]" office:value-type="float" office:value="31" calcext:value-type="float">
            <text:p>31</text:p>
          </table:table-cell>
          <table:table-cell table:style-name="ce203" table:formula="of:=SUM([.D549:.D580])*[.D$3]" office:value-type="float" office:value="0" calcext:value-type="float">
            <text:p>0</text:p>
          </table:table-cell>
          <table:table-cell table:style-name="ce229" table:formula="of:=SUM([.E549:.E580])*[.E$3]" office:value-type="float" office:value="0" calcext:value-type="float">
            <text:p>0</text:p>
          </table:table-cell>
          <table:table-cell table:style-name="ce203" table:formula="of:=SUM([.F549:.F580])*[.F$3]" office:value-type="float" office:value="0" calcext:value-type="float">
            <text:p>0</text:p>
          </table:table-cell>
          <table:table-cell table:style-name="ce203" table:formula="of:=SUM([.G549:.G580])*[.G$3]" office:value-type="float" office:value="0" calcext:value-type="float">
            <text:p>0</text:p>
          </table:table-cell>
          <table:table-cell table:style-name="ce203" table:formula="of:=SUM([.H549:.H580])*[.H$3]" office:value-type="float" office:value="0" calcext:value-type="float">
            <text:p>0</text:p>
          </table:table-cell>
          <table:table-cell table:style-name="ce246" table:formula="of:=SUM([.I549:.I580])*[.I$3]" office:value-type="float" office:value="0" calcext:value-type="float">
            <text:p>0</text:p>
          </table:table-cell>
          <table:table-cell table:style-name="ce72" table:formula="of:=SUM([.J549:.J580])*[.J$3]" office:value-type="float" office:value="21" calcext:value-type="float">
            <text:p>21</text:p>
          </table:table-cell>
          <table:table-cell table:style-name="ce88" table:formula="of:=SUM([.K549:.K580])*[.K$3]" office:value-type="float" office:value="0" calcext:value-type="float">
            <text:p>0</text:p>
          </table:table-cell>
          <table:table-cell table:style-name="ce72" table:formula="of:=SUM([.L549:.L580])*[.L$3]" office:value-type="float" office:value="0" calcext:value-type="float">
            <text:p>0</text:p>
          </table:table-cell>
          <table:table-cell table:style-name="ce72" table:formula="of:=SUM([.M549:.M580])*[.M$3]" office:value-type="float" office:value="0" calcext:value-type="float">
            <text:p>0</text:p>
          </table:table-cell>
          <table:table-cell table:style-name="ce72" table:formula="of:=SUM([.N549:.N580])*[.N$3]" office:value-type="float" office:value="10" calcext:value-type="float">
            <text:p>10</text:p>
          </table:table-cell>
          <table:table-cell table:style-name="ce225" table:formula="of:=SUM([.C548:.N548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205" table:formula="of:=([.C548]+[.C514]+[.C504]+[.C463]+[.C459]+[.C453]+[.C439]+[.C421]+[.C400]+[.C369]+[.C299]+[.C293]+[.C287]+[.C270]+[.C250]+[.C237]+[.C222]+[.C203]+[.C189]+[.C180]+[.C160]+[.C156]+[.C150]+[.C148]+[.C123]+[.C99]+[.C95]+[.C93]+[.C41]+[.C24]+[.C13]+[.C4])/[.C$3]" office:value-type="float" office:value="148" calcext:value-type="float">
            <text:p>148</text:p>
          </table:table-cell>
          <table:table-cell table:style-name="ce205" table:formula="of:=([.D548]+[.D514]+[.D504]+[.D463]+[.D459]+[.D453]+[.D439]+[.D421]+[.D400]+[.D369]+[.D299]+[.D293]+[.D287]+[.D270]+[.D250]+[.D237]+[.D222]+[.D203]+[.D189]+[.D180]+[.D160]+[.D156]+[.D150]+[.D148]+[.D123]+[.D99]+[.D95]+[.D93]+[.D41]+[.D24]+[.D13]+[.D4])/[.D$3]" office:value-type="float" office:value="88" calcext:value-type="float">
            <text:p>88</text:p>
          </table:table-cell>
          <table:table-cell table:style-name="ce241" table:formula="of:=([.E548]+[.E514]+[.E504]+[.E463]+[.E459]+[.E453]+[.E439]+[.E421]+[.E400]+[.E369]+[.E299]+[.E293]+[.E287]+[.E270]+[.E250]+[.E237]+[.E222]+[.E203]+[.E189]+[.E180]+[.E160]+[.E156]+[.E150]+[.E148]+[.E123]+[.E99]+[.E95]+[.E93]+[.E41]+[.E24]+[.E13]+[.E4])/[.E$3]" office:value-type="float" office:value="55" calcext:value-type="float">
            <text:p>55</text:p>
          </table:table-cell>
          <table:table-cell table:style-name="ce205" table:formula="of:=([.F548]+[.F514]+[.F504]+[.F463]+[.F459]+[.F453]+[.F439]+[.F421]+[.F400]+[.F369]+[.F299]+[.F293]+[.F287]+[.F270]+[.F250]+[.F237]+[.F222]+[.F203]+[.F189]+[.F180]+[.F160]+[.F156]+[.F150]+[.F148]+[.F123]+[.F99]+[.F95]+[.F93]+[.F41]+[.F24]+[.F13]+[.F4])/[.F$3]" office:value-type="float" office:value="29" calcext:value-type="float">
            <text:p>29</text:p>
          </table:table-cell>
          <table:table-cell table:style-name="ce205" table:formula="of:=([.G548]+[.G514]+[.G504]+[.G463]+[.G459]+[.G453]+[.G439]+[.G421]+[.G400]+[.G369]+[.G299]+[.G293]+[.G287]+[.G270]+[.G250]+[.G237]+[.G222]+[.G203]+[.G189]+[.G180]+[.G160]+[.G156]+[.G150]+[.G148]+[.G123]+[.G99]+[.G95]+[.G93]+[.G41]+[.G24]+[.G13]+[.G4])/[.G$3]" office:value-type="float" office:value="4" calcext:value-type="float">
            <text:p>4</text:p>
          </table:table-cell>
          <table:table-cell table:style-name="ce205" table:formula="of:=([.H548]+[.H514]+[.H504]+[.H463]+[.H459]+[.H453]+[.H439]+[.H421]+[.H400]+[.H369]+[.H299]+[.H293]+[.H287]+[.H270]+[.H250]+[.H237]+[.H222]+[.H203]+[.H189]+[.H180]+[.H160]+[.H156]+[.H150]+[.H148]+[.H123]+[.H99]+[.H95]+[.H93]+[.H41]+[.H24]+[.H13]+[.H4])/[.H$3]" office:value-type="float" office:value="18" calcext:value-type="float">
            <text:p>18</text:p>
          </table:table-cell>
          <table:table-cell table:style-name="ce258" table:formula="of:=([.I548]+[.I514]+[.I504]+[.I463]+[.I459]+[.I453]+[.I439]+[.I421]+[.I400]+[.I369]+[.I299]+[.I293]+[.I287]+[.I270]+[.I250]+[.I237]+[.I222]+[.I203]+[.I189]+[.I180]+[.I160]+[.I156]+[.I150]+[.I148]+[.I123]+[.I99]+[.I95]+[.I93]+[.I41]+[.I24]+[.I13]+[.I4])/[.I$3]" office:value-type="float" office:value="19" calcext:value-type="float">
            <text:p>19</text:p>
          </table:table-cell>
          <table:table-cell table:style-name="ce84" table:formula="of:=([.J548]+[.J514]+[.J504]+[.J463]+[.J459]+[.J453]+[.J439]+[.J421]+[.J400]+[.J369]+[.J299]+[.J293]+[.J287]+[.J270]+[.J250]+[.J237]+[.J222]+[.J203]+[.J189]+[.J180]+[.J160]+[.J156]+[.J150]+[.J148]+[.J123]+[.J99]+[.J95]+[.J93]+[.J41]+[.J24]+[.J13]+[.J4])/[.J$3]" office:value-type="float" office:value="234" calcext:value-type="float">
            <text:p>234</text:p>
          </table:table-cell>
          <table:table-cell table:style-name="ce98" table:formula="of:=([.K548]+[.K514]+[.K504]+[.K463]+[.K459]+[.K453]+[.K439]+[.K421]+[.K400]+[.K369]+[.K299]+[.K293]+[.K287]+[.K270]+[.K250]+[.K237]+[.K222]+[.K203]+[.K189]+[.K180]+[.K160]+[.K156]+[.K150]+[.K148]+[.K123]+[.K99]+[.K95]+[.K93]+[.K41]+[.K24]+[.K13]+[.K4])/[.K$3]" office:value-type="float" office:value="0" calcext:value-type="float">
            <text:p>0</text:p>
          </table:table-cell>
          <table:table-cell table:style-name="ce103" table:formula="of:=([.L548]+[.L514]+[.L504]+[.L463]+[.L459]+[.L453]+[.L439]+[.L421]+[.L400]+[.L369]+[.L299]+[.L293]+[.L287]+[.L270]+[.L250]+[.L237]+[.L222]+[.L203]+[.L189]+[.L180]+[.L160]+[.L156]+[.L150]+[.L148]+[.L123]+[.L99]+[.L95]+[.L93]+[.L41]+[.L24]+[.L13]+[.L4])/[.L$3]" office:value-type="float" office:value="14" calcext:value-type="float">
            <text:p>14</text:p>
          </table:table-cell>
          <table:table-cell table:style-name="ce103" table:formula="of:=([.M548]+[.M514]+[.M504]+[.M463]+[.M459]+[.M453]+[.M439]+[.M421]+[.M400]+[.M369]+[.M299]+[.M293]+[.M287]+[.M270]+[.M250]+[.M237]+[.M222]+[.M203]+[.M189]+[.M180]+[.M160]+[.M156]+[.M150]+[.M148]+[.M123]+[.M99]+[.M95]+[.M93]+[.M41]+[.M24]+[.M13]+[.M4])/[.M$3]" office:value-type="float" office:value="0" calcext:value-type="float">
            <text:p>0</text:p>
          </table:table-cell>
          <table:table-cell table:style-name="ce115" table:formula="of:=([.N548]+[.N514]+[.N504]+[.N463]+[.N459]+[.N453]+[.N439]+[.N421]+[.N400]+[.N369]+[.N299]+[.N293]+[.N287]+[.N270]+[.N250]+[.N237]+[.N222]+[.N203]+[.N189]+[.N180]+[.N160]+[.N156]+[.N150]+[.N148]+[.N123]+[.N99]+[.N95]+[.N93]+[.N41]+[.N24]+[.N13]+[.N4])/[.N$3]" office:value-type="float" office:value="20" calcext:value-type="float">
            <text:p>20</text:p>
          </table:table-cell>
          <table:table-cell table:formula="of:=[.O548]+[.O514]+[.O504]+[.O463]+[.O459]+[.O453]+[.O439]+[.O421]+[.O400]+[.O369]+[.O299]+[.O293]+[.O287]+[.O270]+[.O250]+[.O237]+[.O222]+[.O203]+[.O189]+[.O180]+[.O160]+[.O156]+[.O150]+[.O148]+[.O123]+[.O99]+[.O95]+[.O93]+[.O41]+[.O24]+[.O13]+[.O4]" office:value-type="float" office:value="663" calcext:value-type="float">
            <text:p>663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7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7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1:.N581])" office:value-type="float" office:value="629" calcext:value-type="float">
            <text:p>629</text:p>
          </table:table-cell>
          <table:table-cell table:style-name="ce205" table:number-columns-repeated="1008"/>
          <table:table-cell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[.A12]+[.B12]" office:value-type="float" office:value="18" calcext:value-type="float">
            <text:p>18</text:p>
          </table:table-cell>
          <table:table-cell table:style-name="ce27" table:formula="of:=[.A12]*[.B12]" office:value-type="float" office:value="81" calcext:value-type="float">
            <text:p>81</text:p>
          </table:table-cell>
          <table:table-cell table:style-name="ce363"/>
          <table:table-cell table:style-name="ce27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7" office:value-type="float" office:value="20" calcext:value-type="float">
            <text:p>20</text:p>
          </table:table-cell>
          <table:table-cell table:style-name="ce27" table:formula="of:=[.A23]+[.B23]" office:value-type="float" office:value="40" calcext:value-type="float">
            <text:p>40</text:p>
          </table:table-cell>
          <table:table-cell table:style-name="ce27" table:formula="of:=[.A23]*[.B23]" office:value-type="float" office:value="400" calcext:value-type="float">
            <text:p>400</text:p>
          </table:table-cell>
          <table:table-cell table:style-name="ce27" table:formula="of:=[.D23]/5" office:value-type="float" office:value="80" calcext:value-type="float">
            <text:p>80</text:p>
          </table:table-cell>
          <table:table-cell table:style-name="ce27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A15]+[.B15]" office:value-type="float" office:value="25" calcext:value-type="float">
            <text:p>25</text:p>
          </table:table-cell>
          <table:table-cell table:style-name="ce27" table:formula="of:=[.A15]*[.B15]" office:value-type="float" office:value="156" calcext:value-type="float">
            <text:p>156</text:p>
          </table:table-cell>
          <table:table-cell table:style-name="ce27"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formula="of:=[.A16]+[.B16]" office:value-type="float" office:value="25" calcext:value-type="float">
            <text:p>25</text:p>
          </table:table-cell>
          <table:table-cell table:style-name="ce27" table:formula="of:=[.A16]*[.B16]" office:value-type="float" office:value="156" calcext:value-type="float">
            <text:p>156</text:p>
          </table:table-cell>
          <table:table-cell table:style-name="ce27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formula="of:=[.A30]+[.B30]" office:value-type="float" office:value="55" calcext:value-type="float">
            <text:p>55</text:p>
          </table:table-cell>
          <table:table-cell table:style-name="ce27" table:formula="of:=[.A30]*[.B30]" office:value-type="float" office:value="756" calcext:value-type="float">
            <text:p>756</text:p>
          </table:table-cell>
          <table:table-cell table:style-name="ce27"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[.A31]+[.B31]" office:value-type="float" office:value="55" calcext:value-type="float">
            <text:p>55</text:p>
          </table:table-cell>
          <table:table-cell table:style-name="ce27" table:formula="of:=[.A31]*[.B31]" office:value-type="float" office:value="756" calcext:value-type="float">
            <text:p>756</text:p>
          </table:table-cell>
          <table:table-cell table:style-name="ce27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Keys</text:p>
          </table:table-cell>
          <table:table-cell table:style-name="ce27" office:value-type="string" calcext:value-type="string">
            <text:p>mm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mts</text:p>
          </table:table-cell>
          <table:table-cell table:style-name="ce27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7" office:value-type="float" office:value="6" calcext:value-type="float">
            <text:p>6</text:p>
          </table:table-cell>
          <table:table-cell table:style-name="ce27" office:value-type="float" office:value="43" calcext:value-type="float">
            <text:p>43</text:p>
          </table:table-cell>
          <table:table-cell table:style-name="ce27" table:formula="of:=[.A8]*[.B8]" office:value-type="float" office:value="258" calcext:value-type="float">
            <text:p>258</text:p>
          </table:table-cell>
          <table:table-cell table:style-name="ce27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7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3T12:12:49.485888067</dc:date>
    <meta:editing-duration>P2DT3H37M35S</meta:editing-duration>
    <meta:editing-cycles>405</meta:editing-cycles>
    <meta:generator>LibreOffice/6.1.5.2$Linux_X86_64 LibreOffice_project/10$Build-2</meta:generator>
    <meta:document-statistic meta:table-count="6" meta:cell-count="2331" meta:object-count="0"/>
  </office:meta>
</office:document-meta>
</file>